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-complex="Calibri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/>
    </style:style>
    <style:style style:name="P5" style:parent-style-name="Normal" style:family="paragraph">
      <style:text-properties fo:font-size="14pt" style:font-size-asian="14pt"/>
    </style:style>
    <style:style style:name="P6" style:parent-style-name="Normal" style:family="paragraph">
      <style:text-properties fo:font-size="14pt" style:font-size-asian="14pt"/>
    </style:style>
    <style:style style:name="P7" style:parent-style-name="Normal" style:family="paragraph">
      <style:text-properties fo:font-size="14pt" style:font-size-asian="14pt"/>
    </style:style>
    <style:style style:name="P8" style:parent-style-name="Normal" style:family="paragraph">
      <style:text-properties fo:font-size="14pt" style:font-size-asian="14pt"/>
    </style:style>
    <style:style style:name="P9" style:parent-style-name="Normal" style:family="paragraph">
      <style:text-properties fo:font-size="14pt" style:font-size-asian="14pt"/>
    </style:style>
    <style:style style:name="T10" style:parent-style-name="DefaultParagraphFont" style:family="text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/>
    </style:style>
    <style:style style:name="T12" style:parent-style-name="DefaultParagraphFont" style:family="text">
      <style:text-properties fo:font-size="14pt" style:font-size-asian="14pt"/>
    </style:style>
    <style:style style:name="T13" style:parent-style-name="DefaultParagraphFont" style:family="text">
      <style:text-properties fo:font-size="14pt" style:font-size-asian="14pt"/>
    </style:style>
    <style:style style:name="T14" style:parent-style-name="DefaultParagraphFont" style:family="text">
      <style:text-properties fo:font-size="14pt" style:font-size-asian="14pt"/>
    </style:style>
    <style:style style:name="T15" style:parent-style-name="DefaultParagraphFont" style:family="text">
      <style:text-properties fo:font-size="14pt" style:font-size-asian="14pt"/>
    </style:style>
    <style:style style:name="T16" style:parent-style-name="DefaultParagraphFont" style:family="text">
      <style:text-properties fo:font-size="14pt" style:font-size-asian="14pt"/>
    </style:style>
    <style:style style:name="T17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UNIT 1</text:p>
      <text:p text:style-name="P2">PART A</text:p>
      <text:p text:style-name="P3">INTRODUCTION</text:p>
      <text:p text:style-name="P4">Welcome to Thomas Tomlin’s Silver Arts Award portfolio 2016-17.</text:p>
      <text:p text:style-name="P5">I<text:s/>took part in this arts award<text:s/>to learn<text:s/>new skills. Before knowing about this project,<text:s/>I was<text:s/>considering what might be required to make my own<text:s/>video-game.<text:s/>I was also keen to continually improve my<text:s/>computer programming skills. When I came across the arts award<text:s/>I thought it could provide the perfect opportunity<text:s/>to develop my project, learn some other skills and get an extra qualification for my CV.</text:p>
      <text:p text:style-name="P6">My Arts Award<text:s/>is to explore the requirements to develop a successful video game. To do this I will need computer based and live market research, game design and lots of coding. I am hoping to learn basics of C# programming, a coding language, for future reference and a second computer language that I will know (the other being python).<text:s/></text:p>
      <text:p text:style-name="P7">After application, I was paired with Mr. Blachford, my French teacher. This was ideal as I could talk to him on three days a week and it was easy for me to organise meetings. This way I could check my progress on almost a daily basis.</text:p>
      <text:p text:style-name="P8">In this portfolio, I am going to cover the progress I make/made on this project. It is to include a project itself, as mentioned above, an event, an interview and a leadership project of some sort.</text:p>
      <text:p text:style-name="P9">The event is a public occurrence. I need to go to find information about my chosen topic, then write about the skills I learnt and how this benefitted me. I must also interview someone. This is to find out about what someone with real experience thinks about games and coding. Then this can also lead me into<text:s/>programming as a profession. Finally, I have a leadership project in which I can perform a teamwork event or lead/teach people about programming.</text:p>
      <text:p text:style-name="Normal"><text:span text:style-name="T10">I chose to make a game for my Arts Award because of my interests in coding. For a job in the future I would li</text:span><text:span text:style-name="T11">ke to do robotics or aeronautics, which both require programming. I thought a game would be the simplest form of the use of computer code. With this project, I can use my competent skills of programming and visual representation, and hopefully develop my w</text:span><text:span text:style-name="T12">eaker</text:span><text:span text:style-name="T13"><text:s/>skills of public speaking and<text:s/></text:span><text:span text:style-name="T14">setting over ambitious goals<text:s/></text:span><text:span text:style-name="T15"><text:s/>(my concern is I expect things to be<text:s/></text:span><text:span text:style-name="T16">quicker and less complex</text:span><text:span text:style-name="T17"><text:s/>than they actually ar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17T08:03:00Z</meta:creation-date>
    <dc:date>2017-06-27T19:32:00Z</dc:date>
    <meta:template xlink:href="Normal" xlink:type="simple"/>
    <meta:editing-cycles>7</meta:editing-cycles>
    <meta:editing-duration>PT3720S</meta:editing-duration>
    <meta:document-statistic meta:page-count="1" meta:paragraph-count="4" meta:word-count="333" meta:character-count="2233" meta:row-count="15" meta:non-whitespace-character-count="1904"/>
  </office:meta>
</office:document-meta>
</file>